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Brenda  Santiago</text:p><text:p text:style-name="P13"><text:span text:style-name="T4"><text:s text:c="3"/>Curso</text:span>: Grade 5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4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Social Studies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Language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Reading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Spelling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Phonics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Health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Penmanship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Drawing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Art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Conversation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Español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Science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Library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4</text:p>
          </table:table-cell>
          <table:table-cell table:style-name="TABLE_5f_GRADE.A1" office:value-type="string">
            <text:p text:style-name="P16">Estudios Sociales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5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6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7</text:p>
          </table:table-cell>
          <table:table-cell table:style-name="TABLE_5f_GRADE.A1" office:value-type="string">
            <text:p text:style-name="P16">Music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8</text:p>
          </table:table-cell>
          <table:table-cell table:style-name="TABLE_5f_GRADE.A1" office:value-type="string">
            <text:p text:style-name="P16">Orientacion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9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0</text:p>
          </table:table-cell>
          <table:table-cell table:style-name="TABLE_5f_GRADE.A1" office:value-type="string">
            <text:p text:style-name="P16">Educacion Para el Hogar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1</text:p>
          </table:table-cell>
          <table:table-cell table:style-name="TABLE_5f_GRADE.A1" office:value-type="string">
            <text:p text:style-name="P16">Artes industriale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92.76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Work Spiri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r And Presentat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e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c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Spiritual Valu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ays Absen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